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MessageVarType.newInstance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MessageVarType.isDocL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MessageVarType.OMessageVarType( OProcess owner , QName messageType , Collection &lt; Part &gt; par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t.Part( OProcess owner , String partName , OVarType pa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